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8pt" fo:font-style="italic" style:text-underline-style="none" fo:font-weight="normal" style:text-blinking="false" fo:background-color="transparent" style:font-style-asian="italic" style:font-style-complex="italic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22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22pt" fo:font-style="italic" style:text-underline-style="none" fo:font-weight="normal" style:text-blinking="false" fo:background-color="transparent" style:font-style-asian="italic" style:font-style-complex="italic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1" fo:font-size="22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1" fo:font-size="2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1" fo:font-size="18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1810b3e-7fff-9e61-2ae4-bd8e068bf2b0"/>Ben cheikh Zoubaier</text:p>
      <text:p text:style-name="P1">Projet PABO</text:p>
      <text:p text:style-name="Text_20_body"/>
      <text:p text:style-name="P4">Cas d’utilisation : Rappel présence passager</text:p>
      <text:p text:style-name="Text_20_body"/>
      <text:p text:style-name="P2">Acteurs principaux : passager</text:p>
      <text:p text:style-name="P2">Acteurs secondaires : conducteur</text:p>
      <text:p text:style-name="P2">Condition initiales : Le système de surveillance doit être alimenté et doit détecter</text:p>
      <text:p text:style-name="P2">un passager</text:p>
      <text:p text:style-name="Text_20_body"/>
      <text:p text:style-name="P3">Description :</text:p>
      <text:p text:style-name="Text_20_body"/>
      <text:p text:style-name="P2">- Détection d’un passager grâce à la caméra thermique</text:p>
      <text:p text:style-name="P2">- Enregistre la donnée dans la BDD</text:p>
      <text:p text:style-name="P2">- Activation des Leds clignotantes de façon aléatoire</text:p>
      <text:p text:style-name="P2">- Si le passager n’est plus détecter les leds s’éteignent automatiquement</text:p>
      <text:p text:style-name="P2">- Visualiser les données dans la page WEB</text:p>
      <text:p text:style-name="Text_20_body"/>
      <text:p text:style-name="P5"><text:span text:style-name="T1">Condition final</text:span><text:span text:style-name="T4"> </text:span><text:span text:style-name="T2">: </text:span><text:span text:style-name="T3">Le conducteur est signalé d’une présence d’un passager grâce a</text:span></text:p>
      <text:p text:style-name="P2">des leds clignotante de manière aléatoir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7T09:39:04.361000000</meta:creation-date>
    <dc:date>2023-01-17T09:41:46.817000000</dc:date>
    <meta:editing-duration>PT2M42S</meta:editing-duration>
    <meta:editing-cycles>1</meta:editing-cycles>
    <meta:document-statistic meta:table-count="0" meta:image-count="0" meta:object-count="0" meta:page-count="1" meta:paragraph-count="16" meta:word-count="98" meta:character-count="620" meta:non-whitespace-character-count="536"/>
    <meta:generator>LibreOffice/7.1.3.2$Windows_X86_64 LibreOffice_project/47f78053abe362b9384784d31a6e56f8511eb1c1</meta:generator>
  </office:meta>
</office:document-meta>
</file>